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ELLADO HUAMAN RONALD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068803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554969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FIGUEROA, HUMBERTO ALEJANDRO 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1621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5 549 69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ELLADO HUAMAN RONALD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1068803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8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8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09/2021</text:p>
          </table:table-cell>
          <table:table-cell table:style-name="Tabla2.A3" office:value-type="string">
            <text:p text:style-name="P22">5492845</text:p>
          </table:table-cell>
          <table:table-cell table:style-name="Tabla2.D3" office:value-type="string">
            <text:p text:style-name="P23">288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4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0:20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